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text-properties officeooo:rsid="0006e059" officeooo:paragraph-rsid="0009079e"/>
    </style:style>
    <style:style style:name="P3" style:family="paragraph" style:parent-style-name="Standard">
      <style:text-properties officeooo:rsid="0006e059" officeooo:paragraph-rsid="000e7e60"/>
    </style:style>
    <style:style style:name="P4" style:family="paragraph" style:parent-style-name="Standard">
      <style:text-properties officeooo:rsid="0006e059" officeooo:paragraph-rsid="001069d8"/>
    </style:style>
    <style:style style:name="P5" style:family="paragraph" style:parent-style-name="Standard">
      <style:text-properties officeooo:rsid="0006e059" officeooo:paragraph-rsid="00118c11"/>
    </style:style>
    <style:style style:name="P6" style:family="paragraph" style:parent-style-name="Standard">
      <style:text-properties officeooo:rsid="0006e059" officeooo:paragraph-rsid="0019fbee"/>
    </style:style>
    <style:style style:name="P7" style:family="paragraph" style:parent-style-name="Standard">
      <style:text-properties officeooo:rsid="0006e059" officeooo:paragraph-rsid="00190133"/>
    </style:style>
    <style:style style:name="P8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4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P15" style:family="paragraph" style:parent-style-name="Standard">
      <style:text-properties officeooo:rsid="00118c11" officeooo:paragraph-rsid="00118c11"/>
    </style:style>
    <style:style style:name="P16" style:family="paragraph" style:parent-style-name="Standard" style:list-style-name="L1">
      <style:text-properties officeooo:rsid="0006e059" officeooo:paragraph-rsid="0006e059"/>
    </style:style>
    <style:style style:name="P17" style:family="paragraph" style:parent-style-name="Standard" style:list-style-name="L2">
      <style:text-properties officeooo:rsid="0006e059" officeooo:paragraph-rsid="0009079e"/>
    </style:style>
    <style:style style:name="P18" style:family="paragraph" style:parent-style-name="Standard" style:list-style-name="L2">
      <style:text-properties officeooo:rsid="0006e059" officeooo:paragraph-rsid="000ce4a8"/>
    </style:style>
    <style:style style:name="P19" style:family="paragraph" style:parent-style-name="Standard">
      <style:text-properties officeooo:rsid="0006e059" officeooo:paragraph-rsid="0006e059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06e059" officeooo:paragraph-rsid="0006e059"/>
    </style:style>
    <style:style style:name="P21" style:family="paragraph" style:parent-style-name="Standard">
      <style:text-properties officeooo:rsid="0006e059" officeooo:paragraph-rsid="0009079e"/>
    </style:style>
    <style:style style:name="P22" style:family="paragraph" style:parent-style-name="Standard">
      <style:text-properties officeooo:rsid="0006e059" officeooo:paragraph-rsid="000ce4a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1bf824" officeooo:paragraph-rsid="001bf824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Noto Mono" fo:font-size="10pt" officeooo:rsid="001bf824" officeooo:paragraph-rsid="001bf824" style:font-size-asian="10pt" style:font-size-complex="10pt"/>
    </style:style>
    <style:style style:name="P25" style:family="paragraph" style:parent-style-name="Standard">
      <style:text-properties style:font-name="Noto Mono" fo:font-size="10pt" officeooo:rsid="001bf824" officeooo:paragraph-rsid="0006e059" style:font-size-asian="10pt" style:font-size-complex="10pt"/>
    </style:style>
    <style:style style:name="P26" style:family="paragraph" style:parent-style-name="Standard">
      <style:text-properties officeooo:rsid="001dca46" officeooo:paragraph-rsid="001dca46"/>
    </style:style>
    <style:style style:name="P27" style:family="paragraph" style:parent-style-name="Standard">
      <style:text-properties officeooo:rsid="001ec33f" officeooo:paragraph-rsid="001ec33f"/>
    </style:style>
    <style:style style:name="P28" style:family="paragraph" style:parent-style-name="Standard">
      <style:text-properties style:font-name="Noto Mono" fo:font-size="10pt" officeooo:rsid="0006e059" officeooo:paragraph-rsid="000ce4a8" style:font-size-asian="10pt" style:font-size-complex="10pt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officeooo:rsid="000aecfb"/>
    </style:style>
    <style:style style:name="T6" style:family="text">
      <style:text-properties officeooo:rsid="000c0852"/>
    </style:style>
    <style:style style:name="T7" style:family="text">
      <style:text-properties officeooo:rsid="000e7e60"/>
    </style:style>
    <style:style style:name="T8" style:family="text">
      <style:text-properties officeooo:rsid="001069d8"/>
    </style:style>
    <style:style style:name="T9" style:family="text">
      <style:text-properties officeooo:rsid="00118c11"/>
    </style:style>
    <style:style style:name="T10" style:family="text">
      <style:text-properties officeooo:rsid="0012d862"/>
    </style:style>
    <style:style style:name="T11" style:family="text">
      <style:text-properties officeooo:rsid="0014bb74"/>
    </style:style>
    <style:style style:name="T12" style:family="text">
      <style:text-properties officeooo:rsid="00186a05"/>
    </style:style>
    <style:style style:name="T13" style:family="text">
      <style:text-properties officeooo:rsid="00190133"/>
    </style:style>
    <style:style style:name="T14" style:family="text">
      <style:text-properties officeooo:rsid="001dca46"/>
    </style:style>
    <style:style style:name="T15" style:family="text">
      <style:text-properties style:font-name="Noto Mono" fo:font-size="10pt" officeooo:rsid="001bf824" style:font-size-asian="10pt" style:font-size-complex="10pt"/>
    </style:style>
    <style:style style:name="T16" style:family="text">
      <style:text-properties officeooo:rsid="002e4124"/>
    </style:style>
    <style:style style:name="T17" style:family="text">
      <style:text-properties officeooo:rsid="002e6249"/>
    </style:style>
    <style:style style:name="T18" style:family="text">
      <style:text-properties officeooo:rsid="0031722e"/>
    </style:style>
    <style:style style:name="T19" style:family="text">
      <style:text-properties officeooo:rsid="0034d80e"/>
    </style:style>
    <style:style style:name="T20" style:family="text">
      <style:text-properties officeooo:rsid="00375f4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 1 - Linux-Kommandos</text:p>
      <text:p text:style-name="P1"/>
      <text:p text:style-name="P1">Geben Sie ein Kommando an, mit dem Sie …</text:p>
      <text:p text:style-name="P1"/>
      <text:list xml:id="list703610342" text:style-name="L1">
        <text:list-item>
          <text:p text:style-name="P16">Handbuchseiten („man pages“) öffnen können.</text:p>
        </text:list-item>
      </text:list>
      <text:p text:style-name="P20"/>
      <text:p text:style-name="P24">man</text:p>
      <text:p text:style-name="P23"/>
      <text:list xml:id="list144103793217129" text:continue-numbering="true" text:style-name="L1">
        <text:list-item>
          <text:p text:style-name="P16">das aktuelle Verzeichnis in der Shell ausgeben können.</text:p>
        </text:list-item>
      </text:list>
      <text:p text:style-name="P20"/>
      <text:p text:style-name="P24">pwd</text:p>
      <text:p text:style-name="P24"/>
      <text:list xml:id="list144103789368683" text:continue-numbering="true" text:style-name="L1">
        <text:list-item>
          <text:p text:style-name="P16">ein neues Verzeichnis erzeugen können.</text:p>
        </text:list-item>
      </text:list>
      <text:p text:style-name="P20"/>
      <text:p text:style-name="P24">mkdir</text:p>
      <text:p text:style-name="P23"/>
      <text:list xml:id="list144102510863442" text:continue-numbering="true" text:style-name="L1">
        <text:list-item>
          <text:p text:style-name="P16">in ein Verzeichnis wechseln können.</text:p>
        </text:list-item>
      </text:list>
      <text:p text:style-name="P20"/>
      <text:p text:style-name="P24">cd</text:p>
      <text:p text:style-name="P23"/>
      <text:list xml:id="list144101974823517" text:continue-numbering="true" text:style-name="L1">
        <text:list-item>
          <text:p text:style-name="P16">den Inhalt eines Verzeichnisses in der Shell ausgeben können.</text:p>
        </text:list-item>
      </text:list>
      <text:p text:style-name="P1"><text:tab/></text:p>
      <text:p text:style-name="P1"><text:tab/><text:span text:style-name="T15">ls</text:span></text:p>
      <text:p text:style-name="P1"/>
      <text:list xml:id="list144102253050857" text:continue-numbering="true" text:style-name="L1">
        <text:list-item>
          <text:p text:style-name="P16">eine leere Datei erzeugen können.</text:p>
        </text:list-item>
      </text:list>
      <text:p text:style-name="P20"/>
      <text:p text:style-name="P24">touch</text:p>
      <text:p text:style-name="P23"/>
      <text:list xml:id="list144103319771425" text:continue-numbering="true" text:style-name="L1">
        <text:list-item>
          <text:p text:style-name="P16">versuchen können den Inhalt einer Datei zu bestimmen.</text:p>
        </text:list-item>
      </text:list>
      <text:p text:style-name="P1"/>
      <text:p text:style-name="P24">file</text:p>
      <text:p text:style-name="P23"/>
      <text:list xml:id="list144102371371974" text:continue-numbering="true" text:style-name="L1">
        <text:list-item>
          <text:p text:style-name="P16">den Inhalt verschiedener Dateien verknüpfen oder den Inhalt einer Datei ausgeben können.</text:p>
        </text:list-item>
      </text:list>
      <text:p text:style-name="P1"/>
      <text:p text:style-name="P1"><text:tab/><text:span text:style-name="T15">cat</text:span></text:p>
      <text:p text:style-name="P1"/>
      <text:list xml:id="list144103329632612" text:continue-numbering="true" text:style-name="L1">
        <text:list-item>
          <text:p text:style-name="P16">Zeilen vom Ende einer Datei in der Shell ausgeben können.</text:p>
        </text:list-item>
      </text:list>
      <text:p text:style-name="P1"/>
      <text:p text:style-name="P1"><text:tab/><text:span text:style-name="T15">tail</text:span></text:p>
      <text:p text:style-name="P1"/>
      <text:list xml:id="list144102945205378" text:continue-numbering="true" text:style-name="L1">
        <text:list-item>
          <text:p text:style-name="P16">Zeilen vom Anfang einer Datei in der Shell ausgeben können.</text:p>
        </text:list-item>
      </text:list>
      <text:p text:style-name="P1"><text:tab/></text:p>
      <text:p text:style-name="P1"><text:tab/><text:span text:style-name="T15">head</text:span></text:p>
      <text:p text:style-name="P1"/>
      <text:list xml:id="list144103278342398" text:continue-numbering="true" text:style-name="L1">
        <text:list-item>
          <text:p text:style-name="P16">Dateien oder Verzeichnisse an eine andere Stelle kopieren können.</text:p>
        </text:list-item>
      </text:list>
      <text:p text:style-name="P1"/>
      <text:p text:style-name="P1"><text:tab/><text:span text:style-name="T15">cp</text:span></text:p>
      <text:p text:style-name="P1"/>
      <text:list xml:id="list144103562775426" text:continue-numbering="true" text:style-name="L1">
        <text:list-item>
          <text:p text:style-name="P16">Dateien oder Verzeichnisse an eine andere Stelle verschieben können.</text:p>
        </text:list-item>
      </text:list>
      <text:p text:style-name="P1"/>
      <text:p text:style-name="P1"><text:tab/><text:span text:style-name="T15">mv</text:span></text:p>
      <text:p text:style-name="P1"/>
      <text:list xml:id="list144103283241309" text:continue-numbering="true" text:style-name="L1">
        <text:list-item>
          <text:p text:style-name="P16">Dateien oder Verzeichnisse löschen können.</text:p>
        </text:list-item>
      </text:list>
      <text:p text:style-name="P1"><text:soft-page-break/></text:p>
      <text:p text:style-name="P1"><text:tab/><text:span text:style-name="T15">rm</text:span></text:p>
      <text:p text:style-name="P25"/>
      <text:list xml:id="list144102983549144" text:continue-numbering="true" text:style-name="L1">
        <text:list-item>
          <text:p text:style-name="P16">ein leeres Verzeichnis löschen können.</text:p>
        </text:list-item>
      </text:list>
      <text:p text:style-name="P1"/>
      <text:p text:style-name="P1"><text:tab/><text:span text:style-name="T15">rmdir</text:span></text:p>
      <text:p text:style-name="P1"/>
      <text:list xml:id="list144103957182495" text:continue-numbering="true" text:style-name="L1">
        <text:list-item>
          <text:p text:style-name="P16">eine Zeichenkette in der Shell ausgeben können.</text:p>
        </text:list-item>
      </text:list>
      <text:p text:style-name="P1"/>
      <text:p text:style-name="P1"><text:tab/><text:span text:style-name="T15">echo</text:span></text:p>
      <text:p text:style-name="P1"/>
      <text:list xml:id="list144104062830309" text:continue-numbering="true" text:style-name="L1">
        <text:list-item>
          <text:p text:style-name="P16">die Dateirechte von Dateien oder Verzeichnissen ändern können.</text:p>
        </text:list-item>
      </text:list>
      <text:p text:style-name="P1"/>
      <text:p text:style-name="P1"><text:tab/><text:span text:style-name="T15">chmod</text:span></text:p>
      <text:p text:style-name="P1"/>
      <text:list xml:id="list144103302150705" text:continue-numbering="true" text:style-name="L1">
        <text:list-item>
          <text:p text:style-name="P16">Das Password eines Benutzers ändern können.</text:p>
        </text:list-item>
      </text:list>
      <text:p text:style-name="P1"/>
      <text:p text:style-name="P1"><text:tab/><text:span text:style-name="T15">passwd</text:span></text:p>
      <text:p text:style-name="P1"/>
      <text:list xml:id="list144102740306291" text:continue-numbering="true" text:style-name="L1">
        <text:list-item>
          <text:p text:style-name="P16">die laufende Sitzung (und damit auch die Shell) beenden und den Rückgabewert eines Shell-Skripts festzulegen können.</text:p>
        </text:list-item>
      </text:list>
      <text:p text:style-name="P26"/>
      <text:p text:style-name="P26"><text:tab/><text:span text:style-name="T15">exit</text:span></text:p>
      <text:p text:style-name="P26"/>
      <text:list xml:id="list144102916138910" text:continue-numbering="true" text:style-name="L1">
        <text:list-item>
          <text:p text:style-name="P16">das System neu starten können.</text:p>
        </text:list-item>
      </text:list>
      <text:p text:style-name="P1"/>
      <text:p text:style-name="P1"><text:tab/><text:span text:style-name="T15">reboot</text:span><text:span text:style-name="T14"> oder alternativ </text:span><text:span text:style-name="T15">shutdown</text:span></text:p>
      <text:p text:style-name="P1"/>
      <text:list xml:id="list144102061670155" text:continue-numbering="true" text:style-name="L1">
        <text:list-item>
          <text:p text:style-name="P16">das System ausschalten können.</text:p>
        </text:list-item>
      </text:list>
      <text:p text:style-name="P1"/>
      <text:p text:style-name="P1"><text:tab/><text:span text:style-name="T15">halt</text:span><text:span text:style-name="T14"> oder alternativ </text:span><text:span text:style-name="T15">shutdown</text:span></text:p>
      <text:p text:style-name="P1"/>
      <text:list xml:id="list144102985781807" text:continue-numbering="true" text:style-name="L1">
        <text:list-item>
          <text:p text:style-name="P16">einen neuen Benutzer erstellen können.</text:p>
        </text:list-item>
      </text:list>
      <text:p text:style-name="P1"/>
      <text:p text:style-name="P1"><text:tab/><text:span text:style-name="T15">adduser</text:span></text:p>
      <text:p text:style-name="P1"/>
      <text:list xml:id="list144102294484862" text:continue-numbering="true" text:style-name="L1">
        <text:list-item>
          <text:p text:style-name="P16">einen Benutzer löschen können.</text:p>
        </text:list-item>
      </text:list>
      <text:p text:style-name="P1"/>
      <text:p text:style-name="P1"><text:tab/><text:span text:style-name="T15">deluser</text:span></text:p>
      <text:p text:style-name="P1"/>
      <text:list xml:id="list144104045185705" text:continue-numbering="true" text:style-name="L1">
        <text:list-item>
          <text:p text:style-name="P16">einen Benutzer ändern können.</text:p>
        </text:list-item>
      </text:list>
      <text:p text:style-name="P1"/>
      <text:p text:style-name="P1"><text:tab/><text:span text:style-name="T15">usermod</text:span></text:p>
      <text:p text:style-name="P1"/>
      <text:list xml:id="list144103576845923" text:continue-numbering="true" text:style-name="L1">
        <text:list-item>
          <text:p text:style-name="P16">die Gruppenzugehörigkeiten des Benutzers ausgeben können.</text:p>
        </text:list-item>
      </text:list>
      <text:p text:style-name="P1"/>
      <text:p text:style-name="P1"><text:tab/><text:span text:style-name="T15">groups</text:span></text:p>
      <text:p text:style-name="P25"/>
      <text:list xml:id="list144102026190571" text:continue-numbering="true" text:style-name="L1">
        <text:list-item>
          <text:p text:style-name="P16">eine neue Gruppe erstellen können.</text:p>
        </text:list-item>
      </text:list>
      <text:p text:style-name="P1"/>
      <text:p text:style-name="P1"><text:tab/><text:span text:style-name="T16">g</text:span><text:span text:style-name="T15">roupadd</text:span></text:p>
      <text:p text:style-name="P1"><text:span text:style-name="T15"/></text:p>
      <text:list xml:id="list144102645861160" text:continue-numbering="true" text:style-name="L1">
        <text:list-item>
          <text:p text:style-name="P16">eine Gruppe löschen können.</text:p>
        </text:list-item>
      </text:list>
      <text:p text:style-name="P1"><text:soft-page-break/></text:p>
      <text:p text:style-name="P1"><text:tab/><text:span text:style-name="T15">groupdel</text:span></text:p>
      <text:p text:style-name="P1"/>
      <text:list xml:id="list144103728242573" text:continue-numbering="true" text:style-name="L1">
        <text:list-item>
          <text:p text:style-name="P16">eine Gruppe ändern können.</text:p>
        </text:list-item>
      </text:list>
      <text:p text:style-name="P1"/>
      <text:p text:style-name="P1"><text:tab/><text:span text:style-name="T15">groupmod</text:span></text:p>
      <text:p text:style-name="P1"/>
      <text:list xml:id="list144103271375956" text:continue-numbering="true" text:style-name="L1">
        <text:list-item>
          <text:p text:style-name="P16">den Benutzer (⇒ Besitzer) ändern können, der einer Datei oder einem Verzeichnis zugeordnet ist.</text:p>
        </text:list-item>
      </text:list>
      <text:p text:style-name="P1"/>
      <text:p text:style-name="P1"><text:tab/><text:span text:style-name="T15">chown </text:span></text:p>
      <text:p text:style-name="P1"/>
      <text:list xml:id="list144102805423320" text:continue-numbering="true" text:style-name="L1">
        <text:list-item>
          <text:p text:style-name="P16">die Gruppe ändern können, die einer Datei oder einem Verzeichnis zugeordnet ist.</text:p>
        </text:list-item>
      </text:list>
      <text:p text:style-name="P1"/>
      <text:p text:style-name="P1"><text:tab/><text:span text:style-name="T15">chgrp</text:span></text:p>
      <text:p text:style-name="P1"/>
      <text:list xml:id="list144102010361531" text:continue-numbering="true" text:style-name="L1">
        <text:list-item>
          <text:p text:style-name="P16">einen „Link“ erstellen können.</text:p>
        </text:list-item>
      </text:list>
      <text:p text:style-name="P1"/>
      <text:p text:style-name="P1"><text:tab/><text:span text:style-name="T15">ln</text:span></text:p>
      <text:p text:style-name="P1"/>
      <text:list xml:id="list144101979713904" text:continue-numbering="true" text:style-name="L1">
        <text:list-item>
          <text:p text:style-name="P16">eine Datei nach den Zeilen durchsuchen können, die ein Suchmuster enthalten?</text:p>
        </text:list-item>
      </text:list>
      <text:p text:style-name="P1"/>
      <text:p text:style-name="P1"><text:tab/><text:span text:style-name="T15">grep</text:span></text:p>
      <text:p text:style-name="P1"/>
      <text:list xml:id="list144103278406109" text:continue-numbering="true" text:style-name="L1">
        <text:list-item>
          <text:p text:style-name="P16">eine Liste der laufenden Prozesse in der Shell ausgeben können.</text:p>
        </text:list-item>
      </text:list>
      <text:p text:style-name="P1"/>
      <text:p text:style-name="P1"><text:tab/><text:span text:style-name="T15">ps</text:span></text:p>
      <text:p text:style-name="P1"/>
      <text:list xml:id="list144102595009238" text:continue-numbering="true" text:style-name="L1">
        <text:list-item>
          <text:p text:style-name="P16">einen im Hintergrund der Shell laufenden Prozess in den Vordergrund holen können.</text:p>
        </text:list-item>
      </text:list>
      <text:p text:style-name="P1"/>
      <text:p text:style-name="P1"><text:tab/><text:span text:style-name="T15">fg</text:span></text:p>
      <text:p text:style-name="P1"/>
      <text:list xml:id="list144103688645183" text:continue-numbering="true" text:style-name="L1">
        <text:list-item>
          <text:p text:style-name="P16">einen Prozess in den Hintergrund der Shell verschieben können.</text:p>
        </text:list-item>
      </text:list>
      <text:p text:style-name="P1"/>
      <text:p text:style-name="P1"><text:tab/><text:span text:style-name="T15">bg</text:span></text:p>
      <text:p text:style-name="P25"/>
      <text:list xml:id="list144102793856125" text:continue-numbering="true" text:style-name="L1">
        <text:list-item>
          <text:p text:style-name="P16">einen Prozess beenden können.</text:p>
        </text:list-item>
      </text:list>
      <text:p text:style-name="P1"><text:tab/></text:p>
      <text:p text:style-name="P1"><text:tab/><text:span text:style-name="T15">kill</text:span></text:p>
      <text:p text:style-name="P1"/>
      <text:list xml:id="list144102013553177" text:continue-numbering="true" text:style-name="L1">
        <text:list-item>
          <text:p text:style-name="P16">eine Gruppe von Prozessen beenden können.</text:p>
        </text:list-item>
      </text:list>
      <text:p text:style-name="P1"/>
      <text:p text:style-name="P27"><text:tab/><text:span text:style-name="T15">killall</text:span></text:p>
      <text:p text:style-name="P27"/>
      <text:list xml:id="list144102720312396" text:continue-numbering="true" text:style-name="L1">
        <text:list-item>
          <text:p text:style-name="P16">die Priorität eines neuen Prozesses festlegen können.</text:p>
        </text:list-item>
      </text:list>
      <text:p text:style-name="P1"/>
      <text:p text:style-name="P1"><text:tab/><text:span text:style-name="T15">nice</text:span></text:p>
      <text:p text:style-name="P1"/>
      <text:list xml:id="list144102911239488" text:continue-numbering="true" text:style-name="L1">
        <text:list-item>
          <text:p text:style-name="P16">die Priorität eines existierenden Prozesses ändern können.</text:p>
        </text:list-item>
      </text:list>
      <text:p text:style-name="P1"/>
      <text:p text:style-name="P1"><text:tab/><text:span text:style-name="T17">r</text:span><text:span text:style-name="T15">enice</text:span></text:p>
      <text:p text:style-name="P1"><text:span text:style-name="T15"/></text:p>
      <text:list xml:id="list144102823559747" text:continue-numbering="true" text:style-name="L1">
        <text:list-item>
          <text:p text:style-name="P16">eine Liste der existierenden Prozesse als Baumstruktur in der Shell ausgeben können.</text:p>
        </text:list-item>
      </text:list>
      <text:p text:style-name="P1"><text:soft-page-break/></text:p>
      <text:p text:style-name="P1"><text:tab/><text:span text:style-name="T15">pstree</text:span></text:p>
      <text:p text:style-name="P1"/>
      <text:p text:style-name="P9">Aufgabe <text:span text:style-name="T1">2</text:span> – <text:span text:style-name="T1">Dateien und Verzeichnisse</text:span></text:p>
      <text:p text:style-name="P9"/>
      <text:list xml:id="list3662968554" text:style-name="L2">
        <text:list-item>
          <text:p text:style-name="P17">Erzeugen Sie in Ihrem Benutzerverzeichnis (Home-Verzeichnis) ein Verzeichnis <text:span text:style-name="T2">B</text:span><text:span text:style-name="T3">T</text:span><text:span text:style-name="T2">S</text:span>.</text:p>
        </text:list-item>
      </text:list>
      <text:p text:style-name="P2"/>
      <text:p text:style-name="P2"><text:tab/><text:span text:style-name="T15">mkdir ~/BTS</text:span></text:p>
      <text:p text:style-name="P2"><text:tab/></text:p>
      <text:list xml:id="list144102667770991" text:continue-numbering="true" text:style-name="L2">
        <text:list-item>
          <text:p text:style-name="P17"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</text:list>
      <text:p text:style-name="P2"/>
      <text:p text:style-name="P2"><text:tab/><text:span text:style-name="T15">cd ~/BTS &amp;&amp; touch Datei1.txt</text:span></text:p>
      <text:p text:style-name="P2"/>
      <text:list xml:id="list144103058494537" text:continue-numbering="true" text:style-name="L2">
        <text:list-item>
          <text:p text:style-name="P17">Überprüfen Sie die Dateigröße der Datei <text:span text:style-name="T2">Datei1.txt</text:span>.</text:p>
        </text:list-item>
      </text:list>
      <text:p text:style-name="P2"/>
      <text:p text:style-name="P2"><text:tab/><text:span text:style-name="T15">ls -lh Datei1.txt</text:span></text:p>
      <text:p text:style-name="P2"/>
      <text:list xml:id="list144104089444947" text:continue-numbering="true" text:style-name="L2">
        <text:list-item>
          <text:p text:style-name="P17">Ändern Sie die Modifikationszeit der Datei <text:span text:style-name="T2">Datei1.txt</text:span> auf Ihr Geburtsdatum.</text:p>
        </text:list-item>
      </text:list>
      <text:p text:style-name="P2"/>
      <text:p text:style-name="P2"><text:tab/><text:span text:style-name="T15">touch -t XXXXYYZZAABB Datei1.txt</text:span></text:p>
      <text:p text:style-name="P2"/>
      <text:p text:style-name="P2"><text:tab/><text:span text:style-name="T15">XXXX</text:span> enthält das Jahr.</text:p>
      <text:p text:style-name="P2"><text:tab/><text:span text:style-name="T15">YY</text:span> enthält den Monat.</text:p>
      <text:p text:style-name="P2"><text:tab/><text:span text:style-name="T15">ZZ</text:span> enthält den Tag des Monats.</text:p>
      <text:p text:style-name="P2"><text:tab/><text:span text:style-name="T15">AA</text:span> enthält die Stunde.</text:p>
      <text:p text:style-name="P2"><text:tab/><text:span text:style-name="T15">BB</text:span> enthält die Minute.</text:p>
      <text:p text:style-name="P2"/>
      <text:list xml:id="list144102758888473" text:continue-numbering="true" text:style-name="L2">
        <text:list-item>
          <text:p text:style-name="P17">Erzeugen Sie auf der Shell eine neue Datei <text:span text:style-name="T2">Datei2.txt</text:span> und fügen Sie in die neue Datei einen beliebigen mehrzeiligen Text als Inhalt ein <text:span text:style-name="T5">(</text:span>Verwenden Sie für das Einfügen des Textes keinen Editor, sondern einen Kommandozeilenbefehl<text:span text:style-name="T5">)</text:span>.</text:p>
        </text:list-item>
      </text:list>
      <text:p text:style-name="P2"/>
      <text:p text:style-name="P2"><text:tab/><text:span text:style-name="T15">echo -e "Zeile1\nZeile2" &gt; Datei2.txt</text:span></text:p>
      <text:p text:style-name="P2"/>
      <text:list xml:id="list144103899019879" text:continue-numbering="true" text:style-name="L2">
        <text:list-item>
          <text:p text:style-name="P17">Geben Sie die erste Zeile der Datei <text:span text:style-name="T2">Datei2.txt</text:span> aus.</text:p>
        </text:list-item>
      </text:list>
      <text:p text:style-name="P2"/>
      <text:p text:style-name="P2"><text:tab/><text:span text:style-name="T15">head -n 1 Datei2.txt</text:span></text:p>
      <text:p text:style-name="P2"/>
      <text:list xml:id="list144103371609735" text:continue-numbering="true" text:style-name="L2">
        <text:list-item>
          <text:p text:style-name="P17">Hängen den Inhalt von <text:span text:style-name="T2">Datei2.txt</text:span> an <text:span text:style-name="T2">Datei1.txt</text:span> an <text:span text:style-name="T6">(Verwenden keinen Editor, sondern einen Kommandozeilenbefehl).</text:span></text:p>
        </text:list-item>
      </text:list>
      <text:p text:style-name="P2"/>
      <text:p text:style-name="P2"><text:tab/><text:span text:style-name="T15">cat Datei2.txt &gt;&gt; Datei1.txt</text:span></text:p>
      <text:p text:style-name="P2"/>
      <text:list xml:id="list144103014715690" text:continue-numbering="true" text:style-name="L2">
        <text:list-item>
          <text:p text:style-name="P17">Erzeugen Sie in Ihrem Home-Verzeichnis ein Verzeichnis mit dem Verzeichnisnamen <text:span text:style-name="T2">BS</text:span><text:span text:style-name="T4">_</text:span><text:span text:style-name="T2">Vorlesung</text:span>.</text:p>
        </text:list-item>
      </text:list>
      <text:p text:style-name="P2"/>
      <text:p text:style-name="P2"><text:tab/><text:span text:style-name="T15">mkdir ~/BS_Vorlesung</text:span></text:p>
      <text:p text:style-name="P2"/>
      <text:list xml:id="list144103155448442" text:continue-numbering="true" text:style-name="L2">
        <text:list-item>
          <text:p text:style-name="P18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</text:list>
      <text:p text:style-name="P22"><text:tab/></text:p>
      <text:p text:style-name="P22"><text:soft-page-break/><text:tab/><text:span text:style-name="T15">cp ~/BTS/* ~/BS_Vorlesung</text:span><text:span text:style-name="T15"/></text:p>
      <text:p text:style-name="P22"/>
      <text:list xml:id="list144103988888845" text:continue-numbering="true" text:style-name="L2">
        <text:list-item>
          <text:p text:style-name="P18">Löschen Sie das Verzeichnis <text:span text:style-name="T2">BTS.</text:span></text:p>
        </text:list-item>
      </text:list>
      <text:p text:style-name="P22"><text:span text:style-name="T2"/></text:p>
      <text:p text:style-name="P22"><text:span text:style-name="T2"><text:tab/></text:span><text:span text:style-name="T15">rm -rf ~/BTS</text:span></text:p>
      <text:p text:style-name="P28"/>
      <text:p text:style-name="P2"><text:tab/></text:p>
      <text:p text:style-name="P10">Aufgabe <text:span text:style-name="T7">3</text:span> – <text:span text:style-name="T7">Hello World</text:span></text:p>
      <text:p text:style-name="P10"/>
      <text:p text:style-name="P3"><text:span text:style-name="T7">Schreiben Sie ein C-Programm </text:span><text:span text:style-name="T2">hello.c, </text:span><text:span text:style-name="T7">das „Hello, World“ in d</text:span><text:span text:style-name="T8">ie</text:span><text:span text:style-name="T7"> Standardausgabe ausgibt.</text:span></text:p>
      <text:p text:style-name="P3"/>
      <text:p text:style-name="P6"><text:a xlink:type="simple" xlink:href="https://github.com/RalphRadermacher/OperatingSystems/blob/main/src/03_HelloWorld/hello.c" text:style-name="Internet_20_link" text:visited-style-name="Visited_20_Internet_20_Link"><text:span text:style-name="T2">hello.c</text:span></text:a></text:p>
      <text:p text:style-name="P3"/>
      <text:p text:style-name="P10"/>
      <text:p text:style-name="P11">Aufgabe <text:span text:style-name="T8">4</text:span> – <text:span text:style-name="T8">Argumente</text:span></text:p>
      <text:p text:style-name="P11"/>
      <text:p text:style-name="P7"><text:span text:style-name="T7">Schreiben Sie ein C-Programm </text:span><text:span text:style-name="T2">args.c</text:span><text:span text:style-name="T7">, </text:span><text:span text:style-name="T13">das die Argumente der Kommandozeile in der Standausgabe ausgibt.</text:span></text:p>
      <text:p text:style-name="P7"/>
      <text:p text:style-name="P6"><text:a xlink:type="simple" xlink:href="https://github.com/RalphRadermacher/OperatingSystems/blob/main/src/04_Args/args.c" text:style-name="Internet_20_link" text:visited-style-name="Visited_20_Internet_20_Link"><text:span text:style-name="T2">args.c</text:span></text:a></text:p>
      <text:p text:style-name="P14"/>
      <text:p text:style-name="P13"/>
      <text:p text:style-name="P12">Aufgabe <text:span text:style-name="T12">5</text:span> – <text:span text:style-name="T9">Translate</text:span></text:p>
      <text:p text:style-name="P12"/>
      <text:p text:style-name="P5"><text:span text:style-name="T7">Schreiben Sie ein C-Programm </text:span><text:span text:style-name="T2">translate.c, </text:span><text:span text:style-name="T7">das </text:span><text:span text:style-name="T9">Zeichenketten aus der Stand</text:span><text:span text:style-name="T7">e</text:span><text:span text:style-name="T9">ingabe einliest und </text:span><text:span text:style-name="T11">nach einer Übersetzung </text:span><text:span text:style-name="T9">in der Standardausgabe</text:span><text:span text:style-name="T7"> </text:span><text:span text:style-name="T11">wieder </text:span><text:span text:style-name="T7">ausgibt. </text:span><text:span text:style-name="T10">Die Übersetzung wird du</text:span><text:span text:style-name="T11">r</text:span><text:span text:style-name="T10">ch zwei gleichlange Argumente der Kommandozeile </text:span><text:span text:style-name="T2">set1</text:span><text:span text:style-name="T10"> und </text:span><text:span text:style-name="T2">set2</text:span><text:span text:style-name="T10"> definiert </text:span><text:span text:style-name="T11">und geschieht wie folgt, für der jeden Buchstaben der eingelesenen Zeichenketten wird in nachdem ersten Auftreten des Buchstabens <text:s/>in dem Argumente </text:span><text:span text:style-name="T2">set1</text:span><text:span text:style-name="T11"> gesucht. Falls der Buchstabe nicht im Argument </text:span><text:span text:style-name="T2">set1</text:span><text:span text:style-name="T11"> gefunden wird, bleibt der Buchstabe unverändert. Falls der Buchstabe im Argument </text:span><text:span text:style-name="T2">set1</text:span><text:span text:style-name="T11"> an der i-ten Stelle zum ersten Mal auftritt, wird der Buchstabe durch den Buchstabe an der i-ten Stelle des Arguments </text:span><text:span text:style-name="T2">set2</text:span><text:span text:style-name="T11"> ersetzt. </text:span></text:p>
      <text:p text:style-name="P5"/>
      <text:p text:style-name="P6"><text:a xlink:type="simple" xlink:href="https://github.com/RalphRadermacher/OperatingSystems/blob/main/src/05_Translate/translate.c" text:style-name="Internet_20_link" text:visited-style-name="Visited_20_Internet_20_Link"><text:span text:style-name="T2">translate.c</text:span></text:a></text:p>
      <text:p text:style-name="P15"/>
      <text:p text:style-name="P12"/>
      <text:p text:style-name="P5"/>
      <text:p text:style-name="P4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01T14:41:01.859353865</dc:date>
    <meta:editing-duration>PT1H44M9S</meta:editing-duration>
    <meta:editing-cycles>45</meta:editing-cycles>
    <meta:document-statistic meta:table-count="0" meta:image-count="0" meta:object-count="0" meta:page-count="5" meta:paragraph-count="121" meta:word-count="739" meta:character-count="4894" meta:non-whitespace-character-count="4258"/>
  </office:meta>
</office:document-meta>
</file>